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a0e41" officeooo:paragraph-rsid="001a0e41"/>
    </style:style>
    <style:style style:name="P2" style:family="paragraph" style:parent-style-name="Standard" style:master-page-name="">
      <loext:graphic-properties draw:fill="none"/>
      <style:paragraph-properties fo:margin-left="0.1in" fo:margin-right="0in" fo:text-align="justify" style:justify-single-word="false" fo:text-indent="0in" style:auto-text-indent="false" style:page-number="auto" fo:background-color="transparent"/>
      <style:text-properties fo:color="#000000" style:font-name="Georgia" fo:font-size="13pt" fo:language="it" fo:country="IT" fo:font-style="italic" style:text-underline-style="solid" style:text-underline-width="auto" style:text-underline-color="font-color" officeooo:rsid="0017c924" officeooo:paragraph-rsid="0018eb12" style:font-size-asian="13pt" style:font-style-asian="italic" style:font-size-complex="13pt" style:font-style-complex="italic"/>
    </style:style>
    <style:style style:name="P3" style:family="paragraph" style:parent-style-name="Standard" style:master-page-name="">
      <loext:graphic-properties draw:fill="none"/>
      <style:paragraph-properties fo:margin-left="0.1in" fo:margin-right="0in" fo:text-align="justify" style:justify-single-word="false" fo:text-indent="0in" style:auto-text-indent="false" style:page-number="auto" fo:background-color="transparent"/>
      <style:text-properties fo:color="#000000" style:font-name="Georgia" fo:font-size="13pt" fo:language="it" fo:country="IT" officeooo:rsid="0017c924" officeooo:paragraph-rsid="0018eb12" style:font-size-asian="13pt" style:font-size-complex="13pt"/>
    </style:style>
    <style:style style:name="P4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style:font-name="Georgia" fo:font-size="13pt" fo:language="it" fo:country="IT" officeooo:rsid="0017c924" officeooo:paragraph-rsid="0017c924" style:font-size-asian="13pt" style:font-size-complex="13pt"/>
    </style:style>
    <style:style style:name="P6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style:font-name="Georgia" fo:font-size="13pt" fo:language="it" fo:country="IT" officeooo:rsid="0017c924" officeooo:paragraph-rsid="0017c924" style:font-size-asian="13pt" style:font-size-complex="13pt"/>
    </style:style>
    <style:style style:name="P7" style:family="paragraph" style:parent-style-name="Standard">
      <loext:graphic-properties draw:fill="none"/>
      <style:paragraph-properties fo:margin-left="0.1in" fo:margin-right="0in" fo:text-indent="0in" style:auto-text-indent="false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8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17c924" officeooo:paragraph-rsid="0018eb12" style:font-size-asian="13pt" style:font-size-complex="13pt"/>
    </style:style>
    <style:style style:name="P9" style:family="paragraph" style:parent-style-name="Standard">
      <loext:graphic-properties draw:fill="none"/>
      <style:paragraph-properties fo:margin-left="0.1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fo:font-style="italic" style:text-underline-style="solid" style:text-underline-width="auto" style:text-underline-color="font-color" officeooo:rsid="0017c924" officeooo:paragraph-rsid="0018eb12" style:font-size-asian="13pt" style:font-style-asian="italic" style:font-size-complex="13pt" style:font-style-complex="italic"/>
    </style:style>
    <style:style style:name="P10" style:family="paragraph" style:parent-style-name="Standard">
      <style:text-properties style:font-name="Georgia" fo:language="it" fo:country="IT" officeooo:rsid="0017c924" officeooo:paragraph-rsid="0017c924"/>
    </style:style>
    <style:style style:name="P11" style:family="paragraph" style:parent-style-name="Standard">
      <style:text-properties officeooo:paragraph-rsid="0017c924"/>
    </style:style>
    <style:style style:name="P12" style:family="paragraph" style:parent-style-name="Standard">
      <loext:graphic-properties draw:fill="none"/>
      <style:paragraph-properties fo:margin-left="0.1402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17c924" officeooo:paragraph-rsid="0017c924" style:font-size-asian="13pt" style:font-size-complex="13pt"/>
    </style:style>
    <style:style style:name="P13" style:family="paragraph" style:parent-style-name="Standard" style:master-page-name="">
      <loext:graphic-properties draw:fill="none"/>
      <style:paragraph-properties fo:margin-left="0.2in" fo:margin-right="0in" fo:text-align="justify" style:justify-single-word="false" fo:text-indent="0in" style:auto-text-indent="false" style:page-number="auto" fo:background-color="transparent"/>
      <style:text-properties fo:color="#000000" style:font-name="Georgia" fo:font-size="13pt" fo:language="it" fo:country="IT" officeooo:rsid="0017c924" officeooo:paragraph-rsid="0018eb12" style:font-size-asian="13pt" style:font-size-complex="13pt"/>
    </style:style>
    <style:style style:name="P14" style:family="paragraph" style:parent-style-name="Standard" style:master-page-name="">
      <loext:graphic-properties draw:fill="none"/>
      <style:paragraph-properties fo:margin-left="0.2in" fo:margin-right="0in" fo:text-align="justify" style:justify-single-word="false" fo:text-indent="0in" style:auto-text-indent="false" style:page-number="auto" fo:background-color="transparent"/>
      <style:text-properties officeooo:rsid="0017c924" officeooo:paragraph-rsid="0018eb12"/>
    </style:style>
    <style:style style:name="P15" style:family="paragraph" style:parent-style-name="Standard">
      <loext:graphic-properties draw:fill="none"/>
      <style:paragraph-properties fo:margin-left="0.2in" fo:margin-right="0in" fo:text-align="justify" style:justify-single-word="false" fo:text-indent="0in" style:auto-text-indent="false" fo:background-color="transparent"/>
      <style:text-properties fo:color="#000000" style:font-name="Georgia" fo:font-size="13pt" fo:language="it" fo:country="IT" officeooo:rsid="0017c924" officeooo:paragraph-rsid="0018eb12" style:font-size-asian="13pt" style:font-size-complex="13pt"/>
    </style:style>
    <style:style style:name="P16" style:family="paragraph" style:parent-style-name="Heading">
      <style:text-properties fo:color="#0000ff" fo:font-size="15pt" fo:language="it" fo:country="I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Title">
      <style:text-properties fo:color="#ff3333" fo:font-size="32pt" style:font-size-asian="32pt" style:font-size-complex="32pt"/>
    </style:style>
    <style:style style:name="P18" style:family="paragraph" style:parent-style-name="Header_20_right">
      <style:paragraph-properties fo:text-align="end" style:justify-single-word="false"/>
      <style:text-properties fo:font-size="13pt" fo:language="it" fo:country="IT" style:font-size-asian="13pt" style:font-size-complex="13pt"/>
    </style:style>
    <style:style style:name="P19" style:family="paragraph" style:parent-style-name="Text_20_body">
      <style:paragraph-properties fo:margin-top="0in" fo:margin-bottom="0in" loext:contextual-spacing="false"/>
      <style:text-properties fo:color="#ff3333" fo:font-size="16pt" officeooo:paragraph-rsid="0018eb12" style:font-size-asian="12.25pt" style:font-size-complex="14pt"/>
    </style:style>
    <style:style style:name="P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style:font-name="Georgia" fo:font-size="12pt" fo:language="it" fo:country="IT" officeooo:rsid="002adc6c" officeooo:paragraph-rsid="002adc6c" style:font-size-asian="12pt" style:font-size-complex="12pt"/>
    </style:style>
    <style:style style:name="P2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2pt" officeooo:rsid="002df55c" officeooo:paragraph-rsid="002df55c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top="0.1in" fo:margin-bottom="0in" loext:contextual-spacing="false" fo:text-align="justify" style:justify-single-word="false" fo:background-color="transparent"/>
      <style:text-properties fo:color="#000000" style:font-name="Georgia" fo:font-size="12pt" fo:language="it" fo:country="IT" officeooo:rsid="002adc6c" officeooo:paragraph-rsid="002adc6c" style:font-size-asian="12pt" style:font-size-complex="12pt"/>
    </style:style>
    <style:style style:name="P23" style:family="paragraph" style:parent-style-name="Standard" style:list-style-name="L2">
      <loext:graphic-properties draw:fill="none"/>
      <style:paragraph-properties fo:margin-top="0.1in" fo:margin-bottom="0in" loext:contextual-spacing="false" fo:text-align="justify" style:justify-single-word="false" fo:background-color="transparent"/>
      <style:text-properties fo:color="#000000" style:font-name="Georgia" fo:font-size="12pt" fo:language="it" fo:country="IT" officeooo:rsid="002c6178" officeooo:paragraph-rsid="002df55c" style:font-size-asian="12pt" style:font-size-complex="12pt"/>
    </style:style>
    <style:style style:name="P24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fo:color="#000000" style:font-name="Georgia" fo:font-size="12pt" fo:language="it" fo:country="IT" officeooo:rsid="002adc6c" officeooo:paragraph-rsid="002adc6c" style:font-size-asian="12pt" style:font-size-complex="12pt"/>
    </style:style>
    <style:style style:name="P25" style:family="paragraph" style:parent-style-name="Heading">
      <style:text-properties fo:color="#0000ff" fo:font-size="15pt" fo:language="it" fo:country="I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ubtitle">
      <style:text-properties fo:color="#ff3333" fo:font-size="20pt" officeooo:paragraph-rsid="0018eb12" style:font-size-asian="20pt" style:font-size-complex="20pt"/>
    </style:style>
    <style:style style:name="T1" style:family="text">
      <style:text-properties officeooo:rsid="0018eb12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33024f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1cc727"/>
    </style:style>
    <style:style style:name="T8" style:family="text">
      <style:text-properties officeooo:rsid="001d3867"/>
    </style:style>
    <style:style style:name="T9" style:family="text">
      <style:text-properties officeooo:rsid="001de451"/>
    </style:style>
    <style:style style:name="T10" style:family="text">
      <style:text-properties officeooo:rsid="001eeb3f"/>
    </style:style>
    <style:style style:name="T11" style:family="text">
      <style:text-properties officeooo:rsid="001eeff6"/>
    </style:style>
    <style:style style:name="T12" style:family="text">
      <style:text-properties officeooo:rsid="001f154d"/>
    </style:style>
    <style:style style:name="T13" style:family="text">
      <style:text-properties officeooo:rsid="00234a7f"/>
    </style:style>
    <style:style style:name="T14" style:family="text">
      <style:text-properties officeooo:rsid="0026d402"/>
    </style:style>
    <style:style style:name="T15" style:family="text">
      <style:text-properties officeooo:rsid="002ac99e"/>
    </style:style>
    <style:style style:name="T16" style:family="text">
      <style:text-properties officeooo:rsid="002c6178"/>
    </style:style>
    <style:style style:name="T17" style:family="text">
      <style:text-properties fo:color="#000000" style:font-name="Georgia" fo:font-size="13pt" fo:language="it" fo:country="IT" style:font-size-asian="13pt" style:font-size-complex="13pt"/>
    </style:style>
    <style:style style:name="T18" style:family="text">
      <style:text-properties fo:color="#000000" style:font-name="Georgia" fo:font-size="13pt" fo:language="it" fo:country="IT" officeooo:rsid="001dde2a" style:font-size-asian="13pt" style:font-size-complex="13pt"/>
    </style:style>
    <style:style style:name="T19" style:family="text">
      <style:text-properties fo:color="#000000" style:font-name="Georgia" fo:language="it" fo:country="IT"/>
    </style:style>
    <style:style style:name="T20" style:family="text">
      <style:text-properties fo:color="#000000" style:font-name="Georgia" fo:language="it" fo:country="IT" officeooo:rsid="002c6178"/>
    </style:style>
    <style:style style:name="T21" style:family="text">
      <style:text-properties officeooo:rsid="0030acef"/>
    </style:style>
    <style:style style:name="T22" style:family="text">
      <style:text-properties officeooo:rsid="0038555c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veloper: <text:span text:style-name="T3">Luca Canessa</text:span></text:p>
      <text:p text:style-name="P18">Badge Number: <text:span text:style-name="T3">516639</text:span></text:p>
      <text:p text:style-name="P18">Class: <text:span text:style-name="T3">B</text:span></text:p>
      <text:p text:style-name="P18">Date: <text:span text:style-name="T3">26-11-2016</text:span></text:p>
      <text:p text:style-name="P11"/>
      <text:p text:style-name="P17">Graph Creator</text:p>
      <text:p text:style-name="P26">Progettino <text:span text:style-name="T22">1</text:span> Programmazione 2 </text:p>
      <text:p text:style-name="P19"/>
      <text:p text:style-name="P19"/>
      <text:p text:style-name="P16">LISTA FILE</text:p>
      <text:p text:style-name="P5"><text:span text:style-name="T6">Elemento.java</text:span> <text:s text:c="4"/><text:tab/>Implementazione dei nodi di grafi</text:p>
      <text:p text:style-name="P6"><text:span text:style-name="T4">Graph.java </text:span><text:s text:c="7"/><text:tab/>Interfaccia per implementare MyGraph.java</text:p>
      <text:p text:style-name="P6"><text:span text:style-name="T4">MyGraph.java</text:span> <text:s text:c="5"/><text:tab/>Implementazione di grafi</text:p>
      <text:p text:style-name="P6"><text:span text:style-name="T4">Test.java</text:span> <text:s text:c="8"/><text:tab/>File per testare i casi limite e non di un grafo</text:p>
      <text:p text:style-name="P6"><text:span text:style-name="T4">README.</text:span><text:span text:style-name="T5">pdf</text:span> <text:s text:c="7"/><text:tab/>Documentazione del progetto</text:p>
      <text:p text:style-name="P10"/>
      <text:p text:style-name="P16">DESCRIZIONE</text:p>
      <text:p text:style-name="P4">Il software ha la funzione di creare grafi <text:span text:style-name="T16">relazionali e fare su di esso operazioni manipolando nodi e archi</text:span>.</text:p>
      <text:p text:style-name="P7">Il progetto è stato suddiviso in 4 file:</text:p>
      <text:p text:style-name="P7"/>
      <text:p text:style-name="P3"><text:span text:style-name="T2">Elemento.java</text:span> </text:p>
      <text:p text:style-name="P13"><text:span text:style-name="T21">in questo file viene dichiarata la struttura dati principale del software cioè </text:span>il nodo generico del grafo con le variabili di istanza e i vari metodi che mi permettono di interagire con il nodo. Per comodità di programmazione mi è stato utile inserire tra le variabili la lista degli elementi dei nodi che sono collegati direttamente al nodo in questione e le variabili per la gestione de<text:span text:style-name="T7">l</text:span>l'algoritmo (BFS) per visitare l'albero che successivamente <text:span text:style-name="T7">verrà creato</text:span>.</text:p>
      <text:list xml:id="list8852164108495051680" text:style-name="L1">
        <text:list-item>
          <text:p text:style-name="P22">public void changeE( E el );</text:p>
          <text:list>
            <text:list-item>
              <text:p text:style-name="P24">aggiorna l'elemento di tipo E</text:p>
            </text:list-item>
          </text:list>
        </text:list-item>
        <text:list-item>
          <text:p text:style-name="P22">public int getNedge();</text:p>
          <text:list>
            <text:list-item>
              <text:p text:style-name="P20">restituisce il numero di archi che ha l'oggetto, che corrisponde alla lunghezza della lista dove sono salvati gli elementi collegati</text:p>
            </text:list-item>
          </text:list>
        </text:list-item>
        <text:list-item>
          <text:p text:style-name="P22">public E getE();</text:p>
          <text:list>
            <text:list-item>
              <text:p text:style-name="P20">restituisce l'elemento di tipo E presente nell'oggetto</text:p>
            </text:list-item>
          </text:list>
        </text:list-item>
        <text:list-item>
          <text:p text:style-name="P22">public List&lt;E&gt; getEdge();</text:p>
          <text:list>
            <text:list-item>
              <text:p text:style-name="P20">copio la lista di archi in una lista temporanea per preservare quella originale</text:p>
            </text:list-item>
          </text:list>
        </text:list-item>
        <text:list-item>
          <text:p text:style-name="P22"><text:soft-page-break/>public void addE( E x );</text:p>
          <text:list>
            <text:list-item>
              <text:p text:style-name="P20">aggiunge alla lista degli archi l'elemento che si vuole collegare all'oggetto</text:p>
            </text:list-item>
          </text:list>
        </text:list-item>
        <text:list-item>
          <text:p text:style-name="P22">public void removeE( E x );</text:p>
          <text:list>
            <text:list-item>
              <text:p text:style-name="P20">rimuove dalla lista degli archi l'elemento che si vuole scollegare dall'oggetto</text:p>
            </text:list-item>
          </text:list>
        </text:list-item>
        <text:list-item>
          <text:p text:style-name="P22">public String toString();</text:p>
          <text:list>
            <text:list-item>
              <text:p text:style-name="P20">restituisce una stringa con le informazioni principali dell'oggetto</text:p>
            </text:list-item>
          </text:list>
        </text:list-item>
        <text:list-item>
          <text:p text:style-name="P22">public boolean equals( Elemento&lt;E&gt; el );</text:p>
          <text:list>
            <text:list-item>
              <text:p text:style-name="P20">eguaglia la variabile dato con el</text:p>
            </text:list-item>
          </text:list>
        </text:list-item>
      </text:list>
      <text:p text:style-name="P12"/>
      <text:p text:style-name="P2">Graph.java </text:p>
      <text:p text:style-name="P14"><text:span text:style-name="T17">è l'interfaccia della classe concreta in cui </text:span><text:span text:style-name="T18">setto</text:span><text:span text:style-name="T17"> e rend</text:span><text:span text:style-name="T18">o</text:span><text:span text:style-name="T17"> pubblici </text:span><text:span text:style-name="T18">i metodi che definiscono</text:span><text:span text:style-name="T17"> </text:span><text:span text:style-name="T18">la struttura dei grafi in modo tale da usarli in altre classi</text:span><text:span text:style-name="T17">.</text:span></text:p>
      <text:list xml:id="list1235750912778669552" text:style-name="L2">
        <text:list-item>
          <text:p text:style-name="P23">public int min_edge( E start, E end );</text:p>
          <text:list>
            <text:list-item>
              <text:p text:style-name="P21"><text:span text:style-name="T20">calcola la distanza minima tra due nodi del grafo </text:span><text:span text:style-name="T19">utilizzando l’algoritmo di ricerca in ampiezza denominato BFS</text:span></text:p>
            </text:list-item>
          </text:list>
        </text:list-item>
        <text:list-item>
          <text:p text:style-name="P23">public int diameter();</text:p>
          <text:list>
            <text:list-item>
              <text:p text:style-name="P21"><text:span text:style-name="T20">u</text:span><text:span text:style-name="T19">tilizza la funzione precedentemente dichiarata (min_edge) per calcolare il cammino minimo tra tutti i nodi del grafo per poi restituire il massimo. Questo tipo di algoritmo è esponenziale.</text:span></text:p>
            </text:list-item>
          </text:list>
        </text:list-item>
      </text:list>
      <text:p text:style-name="P12"/>
      <text:p text:style-name="P2">MyGraph.java</text:p>
      <text:p text:style-name="P13">è la classe concreta in cui creo il grafo e adotto <text:span text:style-name="T9">alcune</text:span> scelte implementative per un miglior utilizzo delle strutture dati. In questo file <text:span text:style-name="T8">è presente</text:span> <text:span text:style-name="T1">u</text:span>n frammento di codice <text:span text:style-name="T10">che</text:span> <text:span text:style-name="T10">permette di</text:span> visualizzare il grafo su una pagina web in modo da facilitare la scrittura di metodi e verificarne la validità. Un esempio di tale utilizzo è sicuramente la <text:span text:style-name="T11">misurazione della</text:span> distanza minima tra due nodi e <text:span text:style-name="T11">del</text:span> diametro del grafo.</text:p>
      <text:p text:style-name="P15"/>
      <text:p text:style-name="P9">Test.java </text:p>
      <text:p text:style-name="P13">è il file di test del codice. <text:span text:style-name="T12">Tale file mi permette di verificare</text:span> l'effettiva funzionalità del codice <text:span text:style-name="T12">attraverso</text:span> un grafo abbastanza semplice con alcune particolarità. Inoltre, commentati, sono stati inseriti metod<text:span text:style-name="T12">i</text:span> che sollevano eccezioni, cioè sono stati scritti <text:span text:style-name="T12">metodi</text:span> che vengono detti casi limite, casi in cui il software non sarebbe valido in base alle scelte <text:span text:style-name="T13">implementative</text:span> che ho adottato.</text:p>
      <text:p text:style-name="P7"/>
      <text:p text:style-name="P3"/>
      <text:p text:style-name="P8"><text:span text:style-name="T1">Adottando</text:span> l'approccio di programmazione difensiva col fine di ottenere un software più sicuro, le variabili di tipo primitivo e no<text:span text:style-name="T1">n, </text:span>sono state restituite attraverso metodi appositi e/o copiate in variabili temporanee, in modo tale che il cliente anche se fosse fornito dell'oggetto <text:span text:style-name="T14">primario</text:span> è impossibilitato a modificarle. </text:p>
      <text:p text:style-name="P8">Inoltre per essere sicuri che le scelte implementative fossero mantenute, sono state inserite delle clausole che sollevano eccezioni e bloccano l'esecuzione del codice così che se venissero modificati <text:span text:style-name="T15">o inseriti </text:span>dati in modo errato, l'invariante di rappresentazione <text:span text:style-name="T15">non si modifica</text:span> e il software rimane valido in ogni situ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a0e41" officeooo:paragraph-rsid="001a0e4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51:15.015969814</meta:creation-date>
    <dc:date>2016-11-27T19:29:23.694323134</dc:date>
    <meta:editing-duration>PT1H4M27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603" meta:character-count="3820" meta:non-whitespace-character-count="3241"/>
  </office:meta>
</office:document-meta>
</file>